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2.059in"/>
    </style:style>
    <style:style style:name="Table1.C" style:family="table-column">
      <style:table-column-properties style:column-width="1.6771in"/>
    </style:style>
    <style:style style:name="Table1.D" style:family="table-column">
      <style:table-column-properties style:column-width="1.8347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text-properties officeooo:paragraph-rsid="001b3444"/>
    </style:style>
    <style:style style:name="P6" style:family="paragraph" style:parent-style-name="Standard">
      <style:text-properties officeooo:paragraph-rsid="00231d6b"/>
    </style:style>
    <style:style style:name="P7" style:family="paragraph" style:parent-style-name="Standard">
      <style:text-properties officeooo:paragraph-rsid="0024aa89"/>
    </style:style>
    <style:style style:name="P8" style:family="paragraph" style:parent-style-name="Table_20_Contents">
      <style:text-properties officeooo:paragraph-rsid="0024aa89"/>
    </style:style>
    <style:style style:name="P9" style:family="paragraph" style:parent-style-name="Table_20_Contents">
      <style:text-properties officeooo:paragraph-rsid="002873b2"/>
    </style:style>
    <style:style style:name="P10" style:family="paragraph" style:parent-style-name="Table_20_Contents">
      <style:text-properties officeooo:paragraph-rsid="0029b7d2"/>
    </style:style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>
      <style:paragraph-properties fo:text-align="center" style:justify-single-word="false"/>
      <style:text-properties officeooo:paragraph-rsid="0029d29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10e180" style:font-size-asian="12pt" style:font-size-complex="12pt"/>
    </style:style>
    <style:style style:name="T7" style:family="text">
      <style:text-properties fo:font-size="12pt" officeooo:rsid="0014e099" style:font-size-asian="12pt" style:font-size-complex="12pt"/>
    </style:style>
    <style:style style:name="T8" style:family="text">
      <style:text-properties fo:font-size="12pt" officeooo:rsid="001b37eb" style:font-size-asian="12pt" style:font-size-complex="12pt"/>
    </style:style>
    <style:style style:name="T9" style:family="text">
      <style:text-properties fo:font-size="12pt" officeooo:rsid="002002a0" style:font-size-asian="12pt" style:font-size-complex="12pt"/>
    </style:style>
    <style:style style:name="T10" style:family="text">
      <style:text-properties fo:font-size="12pt" officeooo:rsid="0024aa89" style:font-size-asian="12pt" style:font-size-complex="12pt"/>
    </style:style>
    <style:style style:name="T11" style:family="text">
      <style:text-properties fo:font-size="12pt" officeooo:rsid="002663ae" style:font-size-asian="12pt" style:font-size-complex="12pt"/>
    </style:style>
    <style:style style:name="T12" style:family="text">
      <style:text-properties officeooo:rsid="00132996"/>
    </style:style>
    <style:style style:name="T13" style:family="text">
      <style:text-properties officeooo:rsid="002002a0"/>
    </style:style>
    <style:style style:name="T14" style:family="text">
      <style:text-properties officeooo:rsid="00231d6b"/>
    </style:style>
    <style:style style:name="T15" style:family="text">
      <style:text-properties officeooo:rsid="0024aa89"/>
    </style:style>
    <style:style style:name="T16" style:family="text">
      <style:text-properties officeooo:rsid="002873b2"/>
    </style:style>
    <style:style style:name="T17" style:family="text">
      <style:text-properties officeooo:rsid="0029b7d2"/>
    </style:style>
    <style:style style:name="T18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text:span text:style-name="T13">1</text:span></text:p>
      <text:p text:style-name="Standard"/>
      <text:p text:style-name="P12"><text:span text:style-name="Strong_20_Emphasis"><text:span text:style-name="T4">HW_0</text:span></text:span><text:span text:style-name="Strong_20_Emphasis"><text:span text:style-name="T11">8</text:span></text:span><text:span text:style-name="Strong_20_Emphasis"><text:span text:style-name="T6">.</text:span></text:span><text:span text:style-name="Strong_20_Emphasis"><text:span text:style-name="T7">1 </text:span></text:span><text:span text:style-name="Strong_20_Emphasis"><text:span text:style-name="T4"><text:s/></text:span></text:span><text:span text:style-name="Strong_20_Emphasis"><text:span text:style-name="T4">RFP Translation and Technical Terminology </text:span></text:span><text:span text:style-name="Strong_20_Emphasis"><text:span text:style-name="T8">Rubric </text:span></text:span><text:span text:style-name="Strong_20_Emphasis"><text:span text:style-name="T4"><text:s/></text:span></text:span><text:span text:style-name="Strong_20_Emphasis"><text:span text:style-name="T5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67684871">
              <text:p text:style-name="Standard"/>
            </text:section>
          </text:section>
        </text:section>
        <text:section text:style-name="Sect1" text:name="md-content-275194710">
          <text:section text:style-name="Sect1" text:name="md-content-28305861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Criteria</text:p>
                  </table:table-cell>
                  <table:table-cell table:style-name="Table1.A1" office:value-type="string">
                    <text:p text:style-name="Table_20_Heading">3 Points (Excellent)</text:p>
                  </table:table-cell>
                  <table:table-cell table:style-name="Table1.A1" office:value-type="string">
                    <text:p text:style-name="Table_20_Heading">2 Points (Satisfactory)</text:p>
                  </table:table-cell>
                  <table:table-cell table:style-name="Table1.A1" office:value-type="string">
                    <text:p text:style-name="Table_20_Heading">1 Point (Needs Improvement)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Table_20_Contents"><text:span text:style-name="Strong_20_Emphasis">Document</text:span><text:span text:style-name="Strong_20_Emphasis"><text:span text:style-name="T16">s </text:span></text:span><text:span text:style-name="Strong_20_Emphasis">Translation Accuracy / </text:span><text:span text:style-name="Strong_20_Emphasis"><text:span text:style-name="T16">Comprehension</text:span></text:span></text:p>
                  <text:p text:style-name="P9"><text:span text:style-name="Strong_20_Emphasis"><text:span text:style-name="T16">(Task 1)</text:span></text:span></text:p>
                </table:table-cell>
                <table:table-cell table:style-name="Table1.A1" office:value-type="string">
                  <text:p text:style-name="Table_20_Contents">Precise translation maintaining technical terminology, context, and nuanced language; captures all technical specifications with 95-100% accuracy</text:p>
                </table:table-cell>
                <table:table-cell table:style-name="Table1.A1" office:value-type="string">
                  <text:p text:style-name="Table_20_Contents">Mostly accurate translation with minor linguistic or technical imprecisions; 80-94% accuracy</text:p>
                </table:table-cell>
                <table:table-cell table:style-name="Table1.A1" office:value-type="string">
                  <text:p text:style-name="Table_20_Contents">Significant translation errors; missing key technical details; less than 80% accuracy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Terminology Bilingual Definition</text:span><text:span text:style-name="Strong_20_Emphasis"><text:span text:style-name="T17">s</text:span></text:span></text:p>
                  <text:p text:style-name="P10"><text:span text:style-name="Strong_20_Emphasis"><text:span text:style-name="T17">(Task 2)</text:span></text:span></text:p>
                </table:table-cell>
                <table:table-cell table:style-name="Table1.A1" office:value-type="string">
                  <text:p text:style-name="Table_20_Contents">Comprehensive definitions in Spanish and English for all 56 terms; includes technical context, professional usage, and industry-specific applications</text:p>
                </table:table-cell>
                <table:table-cell table:style-name="Table1.A1" office:value-type="string">
                  <text:p text:style-name="Table_20_Contents">Definitions cover most terms with moderate technical depth; some contextual information missing</text:p>
                </table:table-cell>
                <table:table-cell table:style-name="Table1.A1" office:value-type="string">
                  <text:p text:style-name="Table_20_Contents">Incomplete or superficial definitions; lacks technical precision and contextual understanding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<text:span text:style-name="T16">Writing Quality and </text:span></text:span><text:span text:style-name="Strong_20_Emphasis"><text:span text:style-name="T17">Presentation</text:span></text:span></text:p>
                </table:table-cell>
                <table:table-cell table:style-name="Table1.A1" office:value-type="string">
                  <text:p text:style-name="Table_20_Contents">Perfectly formatted document following all specified guidelines; clean, professional presentation</text:p>
                </table:table-cell>
                <table:table-cell table:style-name="Table1.A1" office:value-type="string">
                  <text:p text:style-name="Table_20_Contents">Minor formatting inconsistencies; generally meets professional standards</text:p>
                </table:table-cell>
                <table:table-cell table:style-name="Table1.A1" office:value-type="string">
                  <text:p text:style-name="Table_20_Contents">Significant formatting errors; unprofessional document presentation</text:p>
                </table:table-cell>
              </table:table-row>
            </table:table>
            <text:p text:style-name="Text_20_body"><text:span text:style-name="Strong_20_Emphasis"/></text:p>
          </text:section>
        </text:section>
        <text:p text:style-name="P5"><text:span text:style-name="Strong_20_Emphasis">A</text:span><text:span text:style-name="Strong_20_Emphasis"><text:span text:style-name="T12">ssignment</text:span></text:span><text:span text:style-name="Strong_20_Emphasis">:</text:span></text:p>
        <text:p text:style-name="Standard">HW_08.1<text:tab/>[Due: 25 Mar 2025]</text:p>
        <text:p text:style-name="Standard">--- Task 1 </text:p>
        <text:p text:style-name="Standard">Translate the following two documents into English. The documents form part of the <text:span text:style-name="T16">Request for Proposal (</text:span>RFP<text:span text:style-name="T16">)</text:span> issued by the CFE in March 2025 <text:s/>(CFE-0104-CACON-0030-2025). Standard format applies EXCEPT for double-spaced text.</text:p>
        <text:p text:style-name="Standard"><text:tab/>i) <text:s/>CFE_01 Convocatoria CACON 0030 2025.pdf</text:p>
        <text:p text:style-name="Standard"><text:tab/>ii) CFE_Anexo 2_07_PROGRAMA_SUMINISTRO_DE_MATERIALES_CONTRATISTA.pdf</text:p>
        <text:p text:style-name="Standard"/>
        <text:p text:style-name="Standard">--- Task 2 </text:p>
        <text:p text:style-name="Standard">Define the terms below in both Spanish and English. Add any new words to your dictionary.</text:p>
        <text:p text:style-name="Standard">Terms (56)</text:p>
        <text:p text:style-name="Standard"><text:tab/>ABOCINADO</text:p>
        <text:p text:style-name="Standard"><text:soft-page-break/><text:tab/>ABRAZADERA</text:p>
        <text:p text:style-name="Standard"><text:tab/>ACARREOS</text:p>
        <text:p text:style-name="Standard"><text:tab/>ACEITADO</text:p>
        <text:p text:style-name="Standard"><text:tab/>AMPERES</text:p>
        <text:p text:style-name="Standard"><text:tab/>ARANDELA</text:p>
        <text:p text:style-name="Standard"><text:tab/>ASBESTOS</text:p>
        <text:p text:style-name="Standard"><text:tab/>AUTOCAD</text:p>
        <text:p text:style-name="Standard"><text:tab/>BARRENOS</text:p>
        <text:p text:style-name="Standard"><text:tab/>BASTIDOR</text:p>
        <text:p text:style-name="Standard"><text:tab/>CANALIZACIÓN</text:p>
        <text:p text:style-name="Standard"><text:tab/>CERRADURA</text:p>
        <text:p text:style-name="Standard"><text:tab/>COLGANTEO</text:p>
        <text:p text:style-name="Standard"><text:tab/>CONDUCTOR</text:p>
        <text:p text:style-name="Standard"><text:tab/>CONDUIT</text:p>
        <text:p text:style-name="Standard"><text:tab/>CONDUMEX</text:p>
        <text:p text:style-name="Standard"><text:tab/>CORTAFUEGO</text:p>
        <text:p text:style-name="Standard"><text:tab/>DESMONTABLES</text:p>
        <text:p text:style-name="Standard"><text:tab/>DIELÉCTRICO</text:p>
        <text:p text:style-name="Standard"><text:tab/>DUCTO</text:p>
        <text:p text:style-name="Standard"><text:tab/>ELECTROMECÁNICA</text:p>
        <text:p text:style-name="Standard"><text:tab/>ELECTROSOLDADA</text:p>
        <text:p text:style-name="Standard"><text:tab/>ELECTROSTÁTICA</text:p>
        <text:p text:style-name="Standard"><text:tab/>ELECTROZINCADO</text:p>
        <text:p text:style-name="Standard"><text:tab/>EMPALMES</text:p>
        <text:p text:style-name="Standard"><text:tab/>ESMALTE</text:p>
        <text:p text:style-name="Standard"><text:tab/>ESTRATIFICADO</text:p>
        <text:p text:style-name="Standard"><text:tab/>EXOTÉRMICA</text:p>
        <text:p text:style-name="Standard"><text:tab/>GALVANIZADA</text:p>
        <text:p text:style-name="Standard"><text:tab/>HALOGENO</text:p>
        <text:p text:style-name="Standard"><text:tab/>HIDRÁULICO</text:p>
        <text:p text:style-name="Standard"><text:tab/>IMPERMEABILIZANTE</text:p>
        <text:p text:style-name="Standard"><text:tab/>INTERRUPTOR</text:p>
        <text:p text:style-name="Standard"><text:tab/>JUMPER</text:p>
        <text:p text:style-name="Standard"><text:tab/>LAMINADO</text:p>
        <text:p text:style-name="Standard"><text:tab/>LOSA</text:p>
        <text:p text:style-name="Standard"><text:tab/>LOTE</text:p>
        <text:p text:style-name="Standard"><text:tab/>MONOMODO</text:p>
        <text:p text:style-name="Standard"><text:tab/>MULTIMODO</text:p>
        <text:p text:style-name="Standard"><text:tab/>PLETINA</text:p>
        <text:p text:style-name="Standard"><text:tab/>POLICLORURO</text:p>
        <text:p text:style-name="Standard"><text:tab/>POLIETILENOCFE (CFE-0104-CACON-0030-2025)</text:p>
        <text:p text:style-name="Standard"><text:tab/>POLIMÉRICO</text:p>
        <text:p text:style-name="Standard"><text:tab/>RANURADACFE (CFE-0104-CACON-0030-2025)</text:p>
        <text:p text:style-name="Standard"><text:tab/>RECTIFICACIÓN</text:p>
        <text:p text:style-name="Standard"><text:tab/>RIEL</text:p>
        <text:p text:style-name="Standard"><text:tab/>SOLDADURA</text:p>
        <text:p text:style-name="Standard"><text:tab/>SOLERA DE HORMIGÓN</text:p>
        <text:p text:style-name="Standard"><text:soft-page-break/><text:tab/>SOLVENTES</text:p>
        <text:p text:style-name="Standard"><text:tab/>SUBESTACIÓN</text:p>
        <text:p text:style-name="Standard"><text:tab/>TERMOFUSIÓN,</text:p>
        <text:p text:style-name="Standard"><text:tab/>TERMOMAGNÉTICO</text:p>
        <text:p text:style-name="Standard"><text:tab/>TEZONTLE</text:p>
        <text:p text:style-name="Standard"><text:tab/>VINILO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1T09:59:51.720085334</dc:date>
    <meta:editing-duration>PT1H51M58S</meta:editing-duration>
    <meta:editing-cycles>36</meta:editing-cycles>
    <meta:generator>LibreOffice/7.3.7.2$Linux_X86_64 LibreOffice_project/30$Build-2</meta:generator>
    <meta:document-statistic meta:table-count="1" meta:image-count="1" meta:object-count="0" meta:page-count="3" meta:paragraph-count="89" meta:word-count="298" meta:character-count="2539" meta:non-whitespace-character-count="2253"/>
  </office:meta>
</office:document-meta>
</file>